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style:font-name="Times New Roman" officeooo:rsid="000b3197" officeooo:paragraph-rsid="000b3197"/>
    </style:style>
    <style:style style:name="P2" style:family="paragraph" style:parent-style-name="Standard">
      <style:paragraph-properties fo:text-align="justify" style:justify-single-word="false"/>
      <style:text-properties style:font-name="Times New Roman" officeooo:rsid="000b3197" officeooo:paragraph-rsid="000b3197"/>
    </style:style>
    <style:style style:name="P3" style:family="paragraph" style:parent-style-name="Standard">
      <style:paragraph-properties fo:text-align="justify" style:justify-single-word="false"/>
      <style:text-properties style:font-name="Times New Roman" officeooo:rsid="000bcbad" officeooo:paragraph-rsid="000bcbad"/>
    </style:style>
    <style:style style:name="P4" style:family="paragraph" style:parent-style-name="Standard">
      <style:paragraph-properties fo:text-align="justify" style:justify-single-word="false"/>
      <style:text-properties style:font-name="Times New Roman" officeooo:rsid="000bcbad" officeooo:paragraph-rsid="000da712"/>
    </style:style>
    <style:style style:name="P5" style:family="paragraph" style:parent-style-name="Standard">
      <style:paragraph-properties fo:text-align="justify" style:justify-single-word="false"/>
      <style:text-properties style:font-name="Times New Roman" officeooo:rsid="000a474e" officeooo:paragraph-rsid="000a474e"/>
    </style:style>
    <style:style style:name="P6" style:family="paragraph" style:parent-style-name="Standard">
      <style:paragraph-properties fo:text-align="justify" style:justify-single-word="false"/>
      <style:text-properties style:font-name="Times New Roman" officeooo:rsid="000d655f" officeooo:paragraph-rsid="000d655f"/>
    </style:style>
    <style:style style:name="P7" style:family="paragraph" style:parent-style-name="Standard">
      <style:paragraph-properties fo:text-align="center" style:justify-single-word="false"/>
      <style:text-properties style:font-name="Times New Roman" fo:font-size="20pt" officeooo:rsid="000d655f" officeooo:paragraph-rsid="000d655f" style:font-size-asian="20pt" style:font-size-complex="20pt"/>
    </style:style>
    <style:style style:name="P8" style:family="paragraph" style:parent-style-name="Standard">
      <style:paragraph-properties fo:text-align="justify" style:justify-single-word="false"/>
      <style:text-properties style:font-name="Times New Roman" officeooo:rsid="000f6d74" officeooo:paragraph-rsid="000f6d74"/>
    </style:style>
    <style:style style:name="T1" style:family="text">
      <style:text-properties officeooo:rsid="000d655f"/>
    </style:style>
    <style:style style:name="T2" style:family="text">
      <style:text-properties officeooo:rsid="000da712"/>
    </style:style>
    <style:style style:name="T3" style:family="text">
      <style:text-properties officeooo:rsid="0010c879"/>
    </style:style>
    <style:style style:name="T4" style:family="text">
      <style:text-properties officeooo:rsid="0013a370"/>
    </style:style>
    <style:style style:name="T5" style:family="text">
      <style:text-properties officeooo:rsid="001438c9"/>
    </style:style>
    <style:style style:name="T6" style:family="text">
      <style:text-properties officeooo:rsid="00172365"/>
    </style:style>
    <style:style style:name="T7" style:family="text">
      <style:text-properties officeooo:rsid="0018db5a"/>
    </style:style>
    <style:style style:name="T8" style:family="text">
      <style:text-properties officeooo:rsid="001d5f5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Security Incident Report</text:p>
      <text:p text:style-name="P1"/>
      <text:p text:style-name="P2"/>
      <text:p text:style-name="P2">Network Protocol<text:span text:style-name="T7">s</text:span></text:p>
      <text:p text:style-name="P2"/>
      <text:p text:style-name="P3">The network protocols rel<text:span text:style-name="T1">eva</text:span>nt to this incident are HTTP and DNS.<text:span text:style-name="T6"> HTTP is used for web traffic and DNS is used to resolve IP addresses to domain names.</text:span></text:p>
      <text:p text:style-name="P5"/>
      <text:p text:style-name="P5">Documentation</text:p>
      <text:p text:style-name="P5"/>
      <text:p text:style-name="P6">The website yummyrecipesforme.com was compromised by a malicious actor using a brute force attack using known default passwords on the administrative login for the website. A JavaScript function was embedded in the code for the website that prompted the download of malicious software upon visiting the website. Clients noticed the change in the website's address and their computers running slower. The website owner can no longer login to the website with admin credentials.</text:p>
      <text:p text:style-name="P5"/>
      <text:p text:style-name="P4"><text:span text:style-name="T1">We used a sandbox environment and visited the web page while using tcpdump to look at the network traffic to and from the website. </text:span><text:span text:style-name="T2">F</text:span><text:span text:style-name="T1">irst</text:span><text:span text:style-name="T2">,</text:span><text:span text:style-name="T1"> a normal DNS request and connection to the website yummyrecipesforme.com occurs. Upon connecting </text:span><text:span text:style-name="T7">to </text:span><text:span text:style-name="T1">the website yummyrecipesforme.com, </text:span>A HTTP GET request was <text:span text:style-name="T1">sent from </text:span><text:span text:style-name="T7">the </text:span><text:span text:style-name="T1">client</text:span> to the compromised website <text:span text:style-name="T1">server for</text:span><text:span text:style-name="T5"> </text:span>yummyrecipesforme.com<text:span text:style-name="T1"> in order to download malware on to the client computer</text:span>. The client computer then make<text:span text:style-name="T7">s</text:span> a new DNS request to the DNS server and traffic is rerouted to <text:span text:style-name="T1">another website </text:span>greatrecipesforme.http<text:span text:style-name="T1">.</text:span></text:p>
      <text:p text:style-name="P5"/>
      <text:p text:style-name="P5">Recommendation<text:span text:style-name="T8">s</text:span></text:p>
      <text:p text:style-name="P5"/>
      <text:p text:style-name="P8">To avoid future incidents, strong passw<text:span text:style-name="T3">or</text:span>ds must be used for administrative passwords<text:span text:style-name="T3">. Multi-factor authentication could also be used, captchas could also be used. Disabling unused ports on client computers could also have prevented this incident because there is a port change upon the new DNS request and also upon the rerouting of traffic to the new website.</text:span></text:p>
      <text:p text:style-name="P5"/>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7-28T09:55:45.317000000</dc:date>
    <meta:editing-duration>PT41M3S</meta:editing-duration>
    <meta:editing-cycles>13</meta:editing-cycles>
    <meta:generator>LibreOffice/7.4.3.2$Windows_X86_64 LibreOffice_project/1048a8393ae2eeec98dff31b5c133c5f1d08b890</meta:generator>
    <meta:document-statistic meta:table-count="0" meta:image-count="0" meta:object-count="0" meta:page-count="1" meta:paragraph-count="8" meta:word-count="254" meta:character-count="1623" meta:non-whitespace-character-count="1377"/>
  </office:meta>
</office:document-meta>
</file>